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E15B5CB1B359419E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79cm, 1.729cm, 1.319cm, 5.5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763cm" svg:height="7.238cm" svg:x="2.144cm" svg:y="11.16cm">
          <draw:image xlink:href="Pictures/1000020100000780000003E15B5CB1B359419E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4T20:18:06.842656599</dc:date>
    <meta:editing-duration>PT1M38S</meta:editing-duration>
    <meta:editing-cycles>1</meta:editing-cycles>
    <meta:document-statistic meta:object-count="1"/>
    <meta:generator>LibreOffice/5.3.1.2$Linux_X86_64 LibreOffice_project/30m0$Build-2</meta:generator>
  </office:meta>
</office:document-meta>
</file>